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center" draw:textarea-vertical-align="middle"/>
    </style:style>
    <style:style style:name="gr2" style:family="graphic" style:parent-style-name="standard">
      <style:graphic-properties draw:stroke="none" draw:fill-color="#f0c8c8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left" draw:textarea-vertical-align="top" fo:padding-lef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4.106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0c8c8"/>
      <style:paragraph-properties fo:text-align="center"/>
    </style:style>
    <style:style style:name="P3" style:family="paragraph">
      <style:text-properties fo:color="#969696" style:font-name="Arial" fo:font-weight="bold"/>
    </style:style>
    <style:style style:name="P4" style:family="paragraph">
      <loext:graphic-properties draw:fill="none"/>
      <style:paragraph-properties fo:text-align="center"/>
      <style:text-properties fo:color="#969696" style:font-name="Arial" fo:font-weight="bold"/>
    </style:style>
    <style:style style:name="P5" style:family="paragraph">
      <loext:graphic-properties draw:fill-color="#ffffff"/>
    </style:style>
    <style:style style:name="P6" style:family="paragraph">
      <style:text-properties fo:color="#ff0000" style:font-name="Arial" fo:font-weight="bold"/>
    </style:style>
    <style:style style:name="P7" style:family="paragraph">
      <loext:graphic-properties draw:fill="none"/>
      <style:paragraph-properties fo:text-align="center"/>
      <style:text-properties fo:color="#ff0000" style:font-name="Ari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H1_a</text:p>
          </draw:text-box>
        </draw:frame>
        <draw:circle draw:name="Progress Line RS_1k_1k" draw:style-name="gr1" draw:text-style-name="P1" draw:layer="layout" svg:width="0.56cm" svg:height="0.56cm" svg:x="1.4cm" svg:y="14.35cm">
          <text:p/>
        </draw:circle>
        <draw:circle draw:name="Progress Line RS_1k_2k" draw:style-name="gr2" draw:text-style-name="P2" draw:layer="layout" svg:width="0.56cm" svg:height="0.56cm" svg:x="5.172cm" svg:y="14.35cm">
          <text:p/>
        </draw:circle>
        <draw:rect draw:name="Progress Line TS_1k_2k" draw:style-name="gr3" draw:text-style-name="P4" draw:layer="layout" svg:width="5.6cm" svg:height="0.84cm" svg:x="5.172cm" svg:y="13.51cm">
          <text:p text:style-name="P3">H2_a</text:p>
        </draw:rect>
        <draw:circle draw:name="Progress Line RS_1k_3k" draw:style-name="gr2" draw:text-style-name="P2" draw:layer="layout" svg:width="0.56cm" svg:height="0.56cm" svg:x="6.802cm" svg:y="14.35cm">
          <text:p/>
        </draw:circle>
        <draw:circle draw:name="Progress Line RS_1k_4k" draw:style-name="gr2" draw:text-style-name="P2" draw:layer="layout" svg:width="0.56cm" svg:height="0.56cm" svg:x="10.574cm" svg:y="14.35cm">
          <text:p/>
        </draw:circle>
        <draw:rect draw:name="Progress Line TS_1k_4k" draw:style-name="gr3" draw:text-style-name="P4" draw:layer="layout" svg:width="5.6cm" svg:height="0.84cm" svg:x="10.574cm" svg:y="13.51cm">
          <text:p text:style-name="P3">H2_b</text:p>
        </draw:rect>
        <draw:circle draw:name="Progress Line RS_1k_5k" draw:style-name="gr2" draw:text-style-name="P2" draw:layer="layout" svg:width="0.56cm" svg:height="0.56cm" svg:x="12.205cm" svg:y="14.35cm">
          <text:p/>
        </draw:circle>
        <draw:circle draw:name="Progress Line RS_1k_6k" draw:style-name="gr2" draw:text-style-name="P2" draw:layer="layout" svg:width="0.56cm" svg:height="0.56cm" svg:x="13.835cm" svg:y="14.35cm">
          <text:p/>
        </draw:circle>
        <draw:circle draw:name="Progress Line RS_1k_7k" draw:style-name="gr2" draw:text-style-name="P2" draw:layer="layout" svg:width="0.56cm" svg:height="0.56cm" svg:x="17.607cm" svg:y="14.35cm">
          <text:p/>
        </draw:circle>
        <draw:rect draw:name="Progress Line TS_1k_7k" draw:style-name="gr3" draw:text-style-name="P4" draw:layer="layout" svg:width="5.6cm" svg:height="0.84cm" svg:x="17.607cm" svg:y="13.51cm">
          <text:p text:style-name="P3">H2_c</text:p>
        </draw:rect>
        <draw:circle draw:name="Progress Line RS_1k_8k" draw:style-name="gr2" draw:text-style-name="P2" draw:layer="layout" svg:width="0.56cm" svg:height="0.56cm" svg:x="19.238cm" svg:y="14.35cm">
          <text:p/>
        </draw:circle>
        <draw:circle draw:name="Progress Line RS_1k_9k" draw:style-name="gr2" draw:text-style-name="P2" draw:layer="layout" svg:width="0.56cm" svg:height="0.56cm" svg:x="20.868cm" svg:y="14.35cm">
          <text:p/>
        </draw:circle>
        <draw:circle draw:name="Progress Line RS_1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draw:frame presentation:style-name="pr1" draw:layer="layout" svg:width="25.199cm" svg:height="2.629cm" svg:x="1.4cm" svg:y="0.628cm" presentation:class="title">
          <draw:text-box>
            <text:p>H2_a</text:p>
          </draw:text-box>
        </draw:frame>
        <draw:frame presentation:style-name="pr3" draw:layer="layout" svg:width="12.297cm" svg:height="4.356cm" svg:x="1.4cm" svg:y="3.685cm" presentation:class="outline" presentation:placeholder="true">
          <draw:text-box/>
        </draw:frame>
        <draw:frame presentation:style-name="pr3" draw:layer="layout" svg:width="12.297cm" svg:height="4.356cm" svg:x="14.313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2k_1k" draw:style-name="gr2" draw:text-style-name="P2" draw:layer="layout" svg:width="0.56cm" svg:height="0.56cm" svg:x="1.4cm" svg:y="14.35cm">
          <text:p/>
        </draw:circle>
        <draw:circle draw:name="Progress Line RS_2k_2k" draw:style-name="gr1" draw:text-style-name="P1" draw:layer="layout" svg:width="0.56cm" svg:height="0.56cm" svg:x="5.172cm" svg:y="14.35cm">
          <text:p/>
        </draw:circle>
        <draw:rect draw:name="Progress Line TS_2k_2k" draw:style-name="gr3" draw:text-style-name="P7" draw:layer="layout" svg:width="5.6cm" svg:height="0.84cm" svg:x="5.172cm" svg:y="13.51cm">
          <text:p text:style-name="P6">H2_a</text:p>
        </draw:rect>
        <draw:circle draw:name="Progress Line RS_2k_3k" draw:style-name="gr2" draw:text-style-name="P2" draw:layer="layout" svg:width="0.56cm" svg:height="0.56cm" svg:x="6.802cm" svg:y="14.35cm">
          <text:p/>
        </draw:circle>
        <draw:circle draw:name="Progress Line RS_2k_4k" draw:style-name="gr2" draw:text-style-name="P2" draw:layer="layout" svg:width="0.56cm" svg:height="0.56cm" svg:x="10.574cm" svg:y="14.35cm">
          <text:p/>
        </draw:circle>
        <draw:rect draw:name="Progress Line TS_2k_4k" draw:style-name="gr3" draw:text-style-name="P4" draw:layer="layout" svg:width="5.6cm" svg:height="0.84cm" svg:x="10.574cm" svg:y="13.51cm">
          <text:p text:style-name="P3">H2_b</text:p>
        </draw:rect>
        <draw:circle draw:name="Progress Line RS_2k_5k" draw:style-name="gr2" draw:text-style-name="P2" draw:layer="layout" svg:width="0.56cm" svg:height="0.56cm" svg:x="12.205cm" svg:y="14.35cm">
          <text:p/>
        </draw:circle>
        <draw:circle draw:name="Progress Line RS_2k_6k" draw:style-name="gr2" draw:text-style-name="P2" draw:layer="layout" svg:width="0.56cm" svg:height="0.56cm" svg:x="13.835cm" svg:y="14.35cm">
          <text:p/>
        </draw:circle>
        <draw:circle draw:name="Progress Line RS_2k_7k" draw:style-name="gr2" draw:text-style-name="P2" draw:layer="layout" svg:width="0.56cm" svg:height="0.56cm" svg:x="17.607cm" svg:y="14.35cm">
          <text:p/>
        </draw:circle>
        <draw:rect draw:name="Progress Line TS_2k_7k" draw:style-name="gr3" draw:text-style-name="P4" draw:layer="layout" svg:width="5.6cm" svg:height="0.84cm" svg:x="17.607cm" svg:y="13.51cm">
          <text:p text:style-name="P3">H2_c</text:p>
        </draw:rect>
        <draw:circle draw:name="Progress Line RS_2k_8k" draw:style-name="gr2" draw:text-style-name="P2" draw:layer="layout" svg:width="0.56cm" svg:height="0.56cm" svg:x="19.238cm" svg:y="14.35cm">
          <text:p/>
        </draw:circle>
        <draw:circle draw:name="Progress Line RS_2k_9k" draw:style-name="gr2" draw:text-style-name="P2" draw:layer="layout" svg:width="0.56cm" svg:height="0.56cm" svg:x="20.868cm" svg:y="14.35cm">
          <text:p/>
        </draw:circle>
        <draw:circle draw:name="Progress Line RS_2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3k_1k" draw:style-name="gr2" draw:text-style-name="P2" draw:layer="layout" svg:width="0.56cm" svg:height="0.56cm" svg:x="1.4cm" svg:y="14.35cm">
          <text:p/>
        </draw:circle>
        <draw:circle draw:name="Progress Line RS_3k_2k" draw:style-name="gr2" draw:text-style-name="P2" draw:layer="layout" svg:width="0.56cm" svg:height="0.56cm" svg:x="5.172cm" svg:y="14.35cm">
          <text:p/>
        </draw:circle>
        <draw:rect draw:name="Progress Line TS_3k_2k" draw:style-name="gr3" draw:text-style-name="P7" draw:layer="layout" svg:width="5.6cm" svg:height="0.84cm" svg:x="5.172cm" svg:y="13.51cm">
          <text:p text:style-name="P6">H2_a</text:p>
        </draw:rect>
        <draw:circle draw:name="Progress Line RS_3k_3k" draw:style-name="gr1" draw:text-style-name="P1" draw:layer="layout" svg:width="0.56cm" svg:height="0.56cm" svg:x="6.802cm" svg:y="14.35cm">
          <text:p/>
        </draw:circle>
        <draw:circle draw:name="Progress Line RS_3k_4k" draw:style-name="gr2" draw:text-style-name="P2" draw:layer="layout" svg:width="0.56cm" svg:height="0.56cm" svg:x="10.574cm" svg:y="14.35cm">
          <text:p/>
        </draw:circle>
        <draw:rect draw:name="Progress Line TS_3k_4k" draw:style-name="gr3" draw:text-style-name="P4" draw:layer="layout" svg:width="5.6cm" svg:height="0.84cm" svg:x="10.574cm" svg:y="13.51cm">
          <text:p text:style-name="P3">H2_b</text:p>
        </draw:rect>
        <draw:circle draw:name="Progress Line RS_3k_5k" draw:style-name="gr2" draw:text-style-name="P2" draw:layer="layout" svg:width="0.56cm" svg:height="0.56cm" svg:x="12.205cm" svg:y="14.35cm">
          <text:p/>
        </draw:circle>
        <draw:circle draw:name="Progress Line RS_3k_6k" draw:style-name="gr2" draw:text-style-name="P2" draw:layer="layout" svg:width="0.56cm" svg:height="0.56cm" svg:x="13.835cm" svg:y="14.35cm">
          <text:p/>
        </draw:circle>
        <draw:circle draw:name="Progress Line RS_3k_7k" draw:style-name="gr2" draw:text-style-name="P2" draw:layer="layout" svg:width="0.56cm" svg:height="0.56cm" svg:x="17.607cm" svg:y="14.35cm">
          <text:p/>
        </draw:circle>
        <draw:rect draw:name="Progress Line TS_3k_7k" draw:style-name="gr3" draw:text-style-name="P4" draw:layer="layout" svg:width="5.6cm" svg:height="0.84cm" svg:x="17.607cm" svg:y="13.51cm">
          <text:p text:style-name="P3">H2_c</text:p>
        </draw:rect>
        <draw:circle draw:name="Progress Line RS_3k_8k" draw:style-name="gr2" draw:text-style-name="P2" draw:layer="layout" svg:width="0.56cm" svg:height="0.56cm" svg:x="19.238cm" svg:y="14.35cm">
          <text:p/>
        </draw:circle>
        <draw:circle draw:name="Progress Line RS_3k_9k" draw:style-name="gr2" draw:text-style-name="P2" draw:layer="layout" svg:width="0.56cm" svg:height="0.56cm" svg:x="20.868cm" svg:y="14.35cm">
          <text:p/>
        </draw:circle>
        <draw:circle draw:name="Progress Line RS_3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1" draw:layer="layout" svg:width="25.199cm" svg:height="2.629cm" svg:x="1.4cm" svg:y="0.628cm" presentation:class="title">
          <draw:text-box>
            <text:p>H2_b</text:p>
          </draw:text-box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4k_1k" draw:style-name="gr2" draw:text-style-name="P2" draw:layer="layout" svg:width="0.56cm" svg:height="0.56cm" svg:x="1.4cm" svg:y="14.35cm">
          <text:p/>
        </draw:circle>
        <draw:circle draw:name="Progress Line RS_4k_2k" draw:style-name="gr2" draw:text-style-name="P2" draw:layer="layout" svg:width="0.56cm" svg:height="0.56cm" svg:x="5.172cm" svg:y="14.35cm">
          <text:p/>
        </draw:circle>
        <draw:rect draw:name="Progress Line TS_4k_2k" draw:style-name="gr3" draw:text-style-name="P4" draw:layer="layout" svg:width="5.6cm" svg:height="0.84cm" svg:x="5.172cm" svg:y="13.51cm">
          <text:p text:style-name="P3">H2_a</text:p>
        </draw:rect>
        <draw:circle draw:name="Progress Line RS_4k_3k" draw:style-name="gr2" draw:text-style-name="P2" draw:layer="layout" svg:width="0.56cm" svg:height="0.56cm" svg:x="6.802cm" svg:y="14.35cm">
          <text:p/>
        </draw:circle>
        <draw:circle draw:name="Progress Line RS_4k_4k" draw:style-name="gr1" draw:text-style-name="P1" draw:layer="layout" svg:width="0.56cm" svg:height="0.56cm" svg:x="10.574cm" svg:y="14.35cm">
          <text:p/>
        </draw:circle>
        <draw:rect draw:name="Progress Line TS_4k_4k" draw:style-name="gr3" draw:text-style-name="P7" draw:layer="layout" svg:width="5.6cm" svg:height="0.84cm" svg:x="10.574cm" svg:y="13.51cm">
          <text:p text:style-name="P6">H2_b</text:p>
        </draw:rect>
        <draw:circle draw:name="Progress Line RS_4k_5k" draw:style-name="gr2" draw:text-style-name="P2" draw:layer="layout" svg:width="0.56cm" svg:height="0.56cm" svg:x="12.205cm" svg:y="14.35cm">
          <text:p/>
        </draw:circle>
        <draw:circle draw:name="Progress Line RS_4k_6k" draw:style-name="gr2" draw:text-style-name="P2" draw:layer="layout" svg:width="0.56cm" svg:height="0.56cm" svg:x="13.835cm" svg:y="14.35cm">
          <text:p/>
        </draw:circle>
        <draw:circle draw:name="Progress Line RS_4k_7k" draw:style-name="gr2" draw:text-style-name="P2" draw:layer="layout" svg:width="0.56cm" svg:height="0.56cm" svg:x="17.607cm" svg:y="14.35cm">
          <text:p/>
        </draw:circle>
        <draw:rect draw:name="Progress Line TS_4k_7k" draw:style-name="gr3" draw:text-style-name="P4" draw:layer="layout" svg:width="5.6cm" svg:height="0.84cm" svg:x="17.607cm" svg:y="13.51cm">
          <text:p text:style-name="P3">H2_c</text:p>
        </draw:rect>
        <draw:circle draw:name="Progress Line RS_4k_8k" draw:style-name="gr2" draw:text-style-name="P2" draw:layer="layout" svg:width="0.56cm" svg:height="0.56cm" svg:x="19.238cm" svg:y="14.35cm">
          <text:p/>
        </draw:circle>
        <draw:circle draw:name="Progress Line RS_4k_9k" draw:style-name="gr2" draw:text-style-name="P2" draw:layer="layout" svg:width="0.56cm" svg:height="0.56cm" svg:x="20.868cm" svg:y="14.35cm">
          <text:p/>
        </draw:circle>
        <draw:circle draw:name="Progress Line RS_4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5k_1k" draw:style-name="gr2" draw:text-style-name="P2" draw:layer="layout" svg:width="0.56cm" svg:height="0.56cm" svg:x="1.4cm" svg:y="14.35cm">
          <text:p/>
        </draw:circle>
        <draw:circle draw:name="Progress Line RS_5k_2k" draw:style-name="gr2" draw:text-style-name="P2" draw:layer="layout" svg:width="0.56cm" svg:height="0.56cm" svg:x="5.172cm" svg:y="14.35cm">
          <text:p/>
        </draw:circle>
        <draw:rect draw:name="Progress Line TS_5k_2k" draw:style-name="gr3" draw:text-style-name="P4" draw:layer="layout" svg:width="5.6cm" svg:height="0.84cm" svg:x="5.172cm" svg:y="13.51cm">
          <text:p text:style-name="P3">H2_a</text:p>
        </draw:rect>
        <draw:circle draw:name="Progress Line RS_5k_3k" draw:style-name="gr2" draw:text-style-name="P2" draw:layer="layout" svg:width="0.56cm" svg:height="0.56cm" svg:x="6.802cm" svg:y="14.35cm">
          <text:p/>
        </draw:circle>
        <draw:circle draw:name="Progress Line RS_5k_4k" draw:style-name="gr2" draw:text-style-name="P2" draw:layer="layout" svg:width="0.56cm" svg:height="0.56cm" svg:x="10.574cm" svg:y="14.35cm">
          <text:p/>
        </draw:circle>
        <draw:rect draw:name="Progress Line TS_5k_4k" draw:style-name="gr3" draw:text-style-name="P7" draw:layer="layout" svg:width="5.6cm" svg:height="0.84cm" svg:x="10.574cm" svg:y="13.51cm">
          <text:p text:style-name="P6">H2_b</text:p>
        </draw:rect>
        <draw:circle draw:name="Progress Line RS_5k_5k" draw:style-name="gr1" draw:text-style-name="P1" draw:layer="layout" svg:width="0.56cm" svg:height="0.56cm" svg:x="12.205cm" svg:y="14.35cm">
          <text:p/>
        </draw:circle>
        <draw:circle draw:name="Progress Line RS_5k_6k" draw:style-name="gr2" draw:text-style-name="P2" draw:layer="layout" svg:width="0.56cm" svg:height="0.56cm" svg:x="13.835cm" svg:y="14.35cm">
          <text:p/>
        </draw:circle>
        <draw:circle draw:name="Progress Line RS_5k_7k" draw:style-name="gr2" draw:text-style-name="P2" draw:layer="layout" svg:width="0.56cm" svg:height="0.56cm" svg:x="17.607cm" svg:y="14.35cm">
          <text:p/>
        </draw:circle>
        <draw:rect draw:name="Progress Line TS_5k_7k" draw:style-name="gr3" draw:text-style-name="P4" draw:layer="layout" svg:width="5.6cm" svg:height="0.84cm" svg:x="17.607cm" svg:y="13.51cm">
          <text:p text:style-name="P3">H2_c</text:p>
        </draw:rect>
        <draw:circle draw:name="Progress Line RS_5k_8k" draw:style-name="gr2" draw:text-style-name="P2" draw:layer="layout" svg:width="0.56cm" svg:height="0.56cm" svg:x="19.238cm" svg:y="14.35cm">
          <text:p/>
        </draw:circle>
        <draw:circle draw:name="Progress Line RS_5k_9k" draw:style-name="gr2" draw:text-style-name="P2" draw:layer="layout" svg:width="0.56cm" svg:height="0.56cm" svg:x="20.868cm" svg:y="14.35cm">
          <text:p/>
        </draw:circle>
        <draw:circle draw:name="Progress Line RS_5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6k_1k" draw:style-name="gr2" draw:text-style-name="P2" draw:layer="layout" svg:width="0.56cm" svg:height="0.56cm" svg:x="1.4cm" svg:y="14.35cm">
          <text:p/>
        </draw:circle>
        <draw:circle draw:name="Progress Line RS_6k_2k" draw:style-name="gr2" draw:text-style-name="P2" draw:layer="layout" svg:width="0.56cm" svg:height="0.56cm" svg:x="5.172cm" svg:y="14.35cm">
          <text:p/>
        </draw:circle>
        <draw:rect draw:name="Progress Line TS_6k_2k" draw:style-name="gr3" draw:text-style-name="P4" draw:layer="layout" svg:width="5.6cm" svg:height="0.84cm" svg:x="5.172cm" svg:y="13.51cm">
          <text:p text:style-name="P3">H2_a</text:p>
        </draw:rect>
        <draw:circle draw:name="Progress Line RS_6k_3k" draw:style-name="gr2" draw:text-style-name="P2" draw:layer="layout" svg:width="0.56cm" svg:height="0.56cm" svg:x="6.802cm" svg:y="14.35cm">
          <text:p/>
        </draw:circle>
        <draw:circle draw:name="Progress Line RS_6k_4k" draw:style-name="gr2" draw:text-style-name="P2" draw:layer="layout" svg:width="0.56cm" svg:height="0.56cm" svg:x="10.574cm" svg:y="14.35cm">
          <text:p/>
        </draw:circle>
        <draw:rect draw:name="Progress Line TS_6k_4k" draw:style-name="gr3" draw:text-style-name="P7" draw:layer="layout" svg:width="5.6cm" svg:height="0.84cm" svg:x="10.574cm" svg:y="13.51cm">
          <text:p text:style-name="P6">H2_b</text:p>
        </draw:rect>
        <draw:circle draw:name="Progress Line RS_6k_5k" draw:style-name="gr2" draw:text-style-name="P2" draw:layer="layout" svg:width="0.56cm" svg:height="0.56cm" svg:x="12.205cm" svg:y="14.35cm">
          <text:p/>
        </draw:circle>
        <draw:circle draw:name="Progress Line RS_6k_6k" draw:style-name="gr1" draw:text-style-name="P1" draw:layer="layout" svg:width="0.56cm" svg:height="0.56cm" svg:x="13.835cm" svg:y="14.35cm">
          <text:p/>
        </draw:circle>
        <draw:circle draw:name="Progress Line RS_6k_7k" draw:style-name="gr2" draw:text-style-name="P2" draw:layer="layout" svg:width="0.56cm" svg:height="0.56cm" svg:x="17.607cm" svg:y="14.35cm">
          <text:p/>
        </draw:circle>
        <draw:rect draw:name="Progress Line TS_6k_7k" draw:style-name="gr3" draw:text-style-name="P4" draw:layer="layout" svg:width="5.6cm" svg:height="0.84cm" svg:x="17.607cm" svg:y="13.51cm">
          <text:p text:style-name="P3">H2_c</text:p>
        </draw:rect>
        <draw:circle draw:name="Progress Line RS_6k_8k" draw:style-name="gr2" draw:text-style-name="P2" draw:layer="layout" svg:width="0.56cm" svg:height="0.56cm" svg:x="19.238cm" svg:y="14.35cm">
          <text:p/>
        </draw:circle>
        <draw:circle draw:name="Progress Line RS_6k_9k" draw:style-name="gr2" draw:text-style-name="P2" draw:layer="layout" svg:width="0.56cm" svg:height="0.56cm" svg:x="20.868cm" svg:y="14.35cm">
          <text:p/>
        </draw:circle>
        <draw:circle draw:name="Progress Line RS_6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1" draw:layer="layout" svg:width="25.199cm" svg:height="2.629cm" svg:x="1.4cm" svg:y="0.628cm" presentation:class="title">
          <draw:text-box>
            <text:p>H2_c</text:p>
          </draw:text-box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7k_1k" draw:style-name="gr2" draw:text-style-name="P2" draw:layer="layout" svg:width="0.56cm" svg:height="0.56cm" svg:x="1.4cm" svg:y="14.35cm">
          <text:p/>
        </draw:circle>
        <draw:circle draw:name="Progress Line RS_7k_2k" draw:style-name="gr2" draw:text-style-name="P2" draw:layer="layout" svg:width="0.56cm" svg:height="0.56cm" svg:x="5.172cm" svg:y="14.35cm">
          <text:p/>
        </draw:circle>
        <draw:rect draw:name="Progress Line TS_7k_2k" draw:style-name="gr3" draw:text-style-name="P4" draw:layer="layout" svg:width="5.6cm" svg:height="0.84cm" svg:x="5.172cm" svg:y="13.51cm">
          <text:p text:style-name="P3">H2_a</text:p>
        </draw:rect>
        <draw:circle draw:name="Progress Line RS_7k_3k" draw:style-name="gr2" draw:text-style-name="P2" draw:layer="layout" svg:width="0.56cm" svg:height="0.56cm" svg:x="6.802cm" svg:y="14.35cm">
          <text:p/>
        </draw:circle>
        <draw:circle draw:name="Progress Line RS_7k_4k" draw:style-name="gr2" draw:text-style-name="P2" draw:layer="layout" svg:width="0.56cm" svg:height="0.56cm" svg:x="10.574cm" svg:y="14.35cm">
          <text:p/>
        </draw:circle>
        <draw:rect draw:name="Progress Line TS_7k_4k" draw:style-name="gr3" draw:text-style-name="P4" draw:layer="layout" svg:width="5.6cm" svg:height="0.84cm" svg:x="10.574cm" svg:y="13.51cm">
          <text:p text:style-name="P3">H2_b</text:p>
        </draw:rect>
        <draw:circle draw:name="Progress Line RS_7k_5k" draw:style-name="gr2" draw:text-style-name="P2" draw:layer="layout" svg:width="0.56cm" svg:height="0.56cm" svg:x="12.205cm" svg:y="14.35cm">
          <text:p/>
        </draw:circle>
        <draw:circle draw:name="Progress Line RS_7k_6k" draw:style-name="gr2" draw:text-style-name="P2" draw:layer="layout" svg:width="0.56cm" svg:height="0.56cm" svg:x="13.835cm" svg:y="14.35cm">
          <text:p/>
        </draw:circle>
        <draw:circle draw:name="Progress Line RS_7k_7k" draw:style-name="gr1" draw:text-style-name="P1" draw:layer="layout" svg:width="0.56cm" svg:height="0.56cm" svg:x="17.607cm" svg:y="14.35cm">
          <text:p/>
        </draw:circle>
        <draw:rect draw:name="Progress Line TS_7k_7k" draw:style-name="gr3" draw:text-style-name="P7" draw:layer="layout" svg:width="5.6cm" svg:height="0.84cm" svg:x="17.607cm" svg:y="13.51cm">
          <text:p text:style-name="P6">H2_c</text:p>
        </draw:rect>
        <draw:circle draw:name="Progress Line RS_7k_8k" draw:style-name="gr2" draw:text-style-name="P2" draw:layer="layout" svg:width="0.56cm" svg:height="0.56cm" svg:x="19.238cm" svg:y="14.35cm">
          <text:p/>
        </draw:circle>
        <draw:circle draw:name="Progress Line RS_7k_9k" draw:style-name="gr2" draw:text-style-name="P2" draw:layer="layout" svg:width="0.56cm" svg:height="0.56cm" svg:x="20.868cm" svg:y="14.35cm">
          <text:p/>
        </draw:circle>
        <draw:circle draw:name="Progress Line RS_7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8k_1k" draw:style-name="gr2" draw:text-style-name="P2" draw:layer="layout" svg:width="0.56cm" svg:height="0.56cm" svg:x="1.4cm" svg:y="14.35cm">
          <text:p/>
        </draw:circle>
        <draw:circle draw:name="Progress Line RS_8k_2k" draw:style-name="gr2" draw:text-style-name="P2" draw:layer="layout" svg:width="0.56cm" svg:height="0.56cm" svg:x="5.172cm" svg:y="14.35cm">
          <text:p/>
        </draw:circle>
        <draw:rect draw:name="Progress Line TS_8k_2k" draw:style-name="gr3" draw:text-style-name="P4" draw:layer="layout" svg:width="5.6cm" svg:height="0.84cm" svg:x="5.172cm" svg:y="13.51cm">
          <text:p text:style-name="P3">H2_a</text:p>
        </draw:rect>
        <draw:circle draw:name="Progress Line RS_8k_3k" draw:style-name="gr2" draw:text-style-name="P2" draw:layer="layout" svg:width="0.56cm" svg:height="0.56cm" svg:x="6.802cm" svg:y="14.35cm">
          <text:p/>
        </draw:circle>
        <draw:circle draw:name="Progress Line RS_8k_4k" draw:style-name="gr2" draw:text-style-name="P2" draw:layer="layout" svg:width="0.56cm" svg:height="0.56cm" svg:x="10.574cm" svg:y="14.35cm">
          <text:p/>
        </draw:circle>
        <draw:rect draw:name="Progress Line TS_8k_4k" draw:style-name="gr3" draw:text-style-name="P4" draw:layer="layout" svg:width="5.6cm" svg:height="0.84cm" svg:x="10.574cm" svg:y="13.51cm">
          <text:p text:style-name="P3">H2_b</text:p>
        </draw:rect>
        <draw:circle draw:name="Progress Line RS_8k_5k" draw:style-name="gr2" draw:text-style-name="P2" draw:layer="layout" svg:width="0.56cm" svg:height="0.56cm" svg:x="12.205cm" svg:y="14.35cm">
          <text:p/>
        </draw:circle>
        <draw:circle draw:name="Progress Line RS_8k_6k" draw:style-name="gr2" draw:text-style-name="P2" draw:layer="layout" svg:width="0.56cm" svg:height="0.56cm" svg:x="13.835cm" svg:y="14.35cm">
          <text:p/>
        </draw:circle>
        <draw:circle draw:name="Progress Line RS_8k_7k" draw:style-name="gr2" draw:text-style-name="P2" draw:layer="layout" svg:width="0.56cm" svg:height="0.56cm" svg:x="17.607cm" svg:y="14.35cm">
          <text:p/>
        </draw:circle>
        <draw:rect draw:name="Progress Line TS_8k_7k" draw:style-name="gr3" draw:text-style-name="P7" draw:layer="layout" svg:width="5.6cm" svg:height="0.84cm" svg:x="17.607cm" svg:y="13.51cm">
          <text:p text:style-name="P6">H2_c</text:p>
        </draw:rect>
        <draw:circle draw:name="Progress Line RS_8k_8k" draw:style-name="gr1" draw:text-style-name="P1" draw:layer="layout" svg:width="0.56cm" svg:height="0.56cm" svg:x="19.238cm" svg:y="14.35cm">
          <text:p/>
        </draw:circle>
        <draw:circle draw:name="Progress Line RS_8k_9k" draw:style-name="gr2" draw:text-style-name="P2" draw:layer="layout" svg:width="0.56cm" svg:height="0.56cm" svg:x="20.868cm" svg:y="14.35cm">
          <text:p/>
        </draw:circle>
        <draw:circle draw:name="Progress Line RS_8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9k_1k" draw:style-name="gr2" draw:text-style-name="P2" draw:layer="layout" svg:width="0.56cm" svg:height="0.56cm" svg:x="1.4cm" svg:y="14.35cm">
          <text:p/>
        </draw:circle>
        <draw:circle draw:name="Progress Line RS_9k_2k" draw:style-name="gr2" draw:text-style-name="P2" draw:layer="layout" svg:width="0.56cm" svg:height="0.56cm" svg:x="5.172cm" svg:y="14.35cm">
          <text:p/>
        </draw:circle>
        <draw:rect draw:name="Progress Line TS_9k_2k" draw:style-name="gr3" draw:text-style-name="P4" draw:layer="layout" svg:width="5.6cm" svg:height="0.84cm" svg:x="5.172cm" svg:y="13.51cm">
          <text:p text:style-name="P3">H2_a</text:p>
        </draw:rect>
        <draw:circle draw:name="Progress Line RS_9k_3k" draw:style-name="gr2" draw:text-style-name="P2" draw:layer="layout" svg:width="0.56cm" svg:height="0.56cm" svg:x="6.802cm" svg:y="14.35cm">
          <text:p/>
        </draw:circle>
        <draw:circle draw:name="Progress Line RS_9k_4k" draw:style-name="gr2" draw:text-style-name="P2" draw:layer="layout" svg:width="0.56cm" svg:height="0.56cm" svg:x="10.574cm" svg:y="14.35cm">
          <text:p/>
        </draw:circle>
        <draw:rect draw:name="Progress Line TS_9k_4k" draw:style-name="gr3" draw:text-style-name="P4" draw:layer="layout" svg:width="5.6cm" svg:height="0.84cm" svg:x="10.574cm" svg:y="13.51cm">
          <text:p text:style-name="P3">H2_b</text:p>
        </draw:rect>
        <draw:circle draw:name="Progress Line RS_9k_5k" draw:style-name="gr2" draw:text-style-name="P2" draw:layer="layout" svg:width="0.56cm" svg:height="0.56cm" svg:x="12.205cm" svg:y="14.35cm">
          <text:p/>
        </draw:circle>
        <draw:circle draw:name="Progress Line RS_9k_6k" draw:style-name="gr2" draw:text-style-name="P2" draw:layer="layout" svg:width="0.56cm" svg:height="0.56cm" svg:x="13.835cm" svg:y="14.35cm">
          <text:p/>
        </draw:circle>
        <draw:circle draw:name="Progress Line RS_9k_7k" draw:style-name="gr2" draw:text-style-name="P2" draw:layer="layout" svg:width="0.56cm" svg:height="0.56cm" svg:x="17.607cm" svg:y="14.35cm">
          <text:p/>
        </draw:circle>
        <draw:rect draw:name="Progress Line TS_9k_7k" draw:style-name="gr3" draw:text-style-name="P7" draw:layer="layout" svg:width="5.6cm" svg:height="0.84cm" svg:x="17.607cm" svg:y="13.51cm">
          <text:p text:style-name="P6">H2_c</text:p>
        </draw:rect>
        <draw:circle draw:name="Progress Line RS_9k_8k" draw:style-name="gr2" draw:text-style-name="P2" draw:layer="layout" svg:width="0.56cm" svg:height="0.56cm" svg:x="19.238cm" svg:y="14.35cm">
          <text:p/>
        </draw:circle>
        <draw:circle draw:name="Progress Line RS_9k_9k" draw:style-name="gr1" draw:text-style-name="P1" draw:layer="layout" svg:width="0.56cm" svg:height="0.56cm" svg:x="20.868cm" svg:y="14.35cm">
          <text:p/>
        </draw:circle>
        <draw:circle draw:name="Progress Line RS_9k_10k" draw:style-name="gr2" draw:text-style-name="P2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4.356cm" svg:x="1.4cm" svg:y="3.685cm" presentation:class="outline" presentation:placeholder="true">
          <draw:text-box/>
        </draw:frame>
        <draw:frame presentation:style-name="pr3" draw:layer="layout" svg:width="25.199cm" svg:height="4.356cm" svg:x="1.4cm" svg:y="8.456cm" presentation:class="outline" presentation:placeholder="true">
          <draw:text-box/>
        </draw:frame>
        <draw:circle draw:name="Progress Line RS_10k_1k" draw:style-name="gr2" draw:text-style-name="P2" draw:layer="layout" svg:width="0.56cm" svg:height="0.56cm" svg:x="1.4cm" svg:y="14.35cm">
          <text:p/>
        </draw:circle>
        <draw:circle draw:name="Progress Line RS_10k_2k" draw:style-name="gr2" draw:text-style-name="P2" draw:layer="layout" svg:width="0.56cm" svg:height="0.56cm" svg:x="5.172cm" svg:y="14.35cm">
          <text:p/>
        </draw:circle>
        <draw:rect draw:name="Progress Line TS_10k_2k" draw:style-name="gr3" draw:text-style-name="P4" draw:layer="layout" svg:width="5.6cm" svg:height="0.84cm" svg:x="5.172cm" svg:y="13.51cm">
          <text:p text:style-name="P3">H2_a</text:p>
        </draw:rect>
        <draw:circle draw:name="Progress Line RS_10k_3k" draw:style-name="gr2" draw:text-style-name="P2" draw:layer="layout" svg:width="0.56cm" svg:height="0.56cm" svg:x="6.802cm" svg:y="14.35cm">
          <text:p/>
        </draw:circle>
        <draw:circle draw:name="Progress Line RS_10k_4k" draw:style-name="gr2" draw:text-style-name="P2" draw:layer="layout" svg:width="0.56cm" svg:height="0.56cm" svg:x="10.574cm" svg:y="14.35cm">
          <text:p/>
        </draw:circle>
        <draw:rect draw:name="Progress Line TS_10k_4k" draw:style-name="gr3" draw:text-style-name="P4" draw:layer="layout" svg:width="5.6cm" svg:height="0.84cm" svg:x="10.574cm" svg:y="13.51cm">
          <text:p text:style-name="P3">H2_b</text:p>
        </draw:rect>
        <draw:circle draw:name="Progress Line RS_10k_5k" draw:style-name="gr2" draw:text-style-name="P2" draw:layer="layout" svg:width="0.56cm" svg:height="0.56cm" svg:x="12.205cm" svg:y="14.35cm">
          <text:p/>
        </draw:circle>
        <draw:circle draw:name="Progress Line RS_10k_6k" draw:style-name="gr2" draw:text-style-name="P2" draw:layer="layout" svg:width="0.56cm" svg:height="0.56cm" svg:x="13.835cm" svg:y="14.35cm">
          <text:p/>
        </draw:circle>
        <draw:circle draw:name="Progress Line RS_10k_7k" draw:style-name="gr2" draw:text-style-name="P2" draw:layer="layout" svg:width="0.56cm" svg:height="0.56cm" svg:x="17.607cm" svg:y="14.35cm">
          <text:p/>
        </draw:circle>
        <draw:rect draw:name="Progress Line TS_10k_7k" draw:style-name="gr3" draw:text-style-name="P4" draw:layer="layout" svg:width="5.6cm" svg:height="0.84cm" svg:x="17.607cm" svg:y="13.51cm">
          <text:p text:style-name="P3">H2_c</text:p>
        </draw:rect>
        <draw:circle draw:name="Progress Line RS_10k_8k" draw:style-name="gr2" draw:text-style-name="P2" draw:layer="layout" svg:width="0.56cm" svg:height="0.56cm" svg:x="19.238cm" svg:y="14.35cm">
          <text:p/>
        </draw:circle>
        <draw:circle draw:name="Progress Line RS_10k_9k" draw:style-name="gr2" draw:text-style-name="P2" draw:layer="layout" svg:width="0.56cm" svg:height="0.56cm" svg:x="20.868cm" svg:y="14.35cm">
          <text:p/>
        </draw:circle>
        <draw:circle draw:name="Progress Line RS_10k_10k" draw:style-name="gr1" draw:text-style-name="P1" draw:layer="layout" svg:width="0.56cm" svg:height="0.56cm" svg:x="24.64cm" svg:y="14.35cm">
          <text:p/>
        </draw:circl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ar" style:country-complex="DZ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22:56:39.566262694</meta:creation-date>
    <dc:date>2019-10-31T00:28:25.790231046</dc:date>
    <meta:editing-duration>PT13H38M18S</meta:editing-duration>
    <meta:editing-cycles>9</meta:editing-cycles>
    <meta:generator>LibreOffice/6.0.2.1$MacOSX_X86_64 LibreOffice_project/f7f06a8f319e4b62f9bc5095aa112a65d2f3ac89</meta:generator>
    <meta:document-statistic meta:object-count="200"/>
  </office:meta>
</office:document-meta>
</file>